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text-position="sub 58%" style:font-name="Liberation Serif1" fo:font-weight="normal" style:font-name-asian="Liberation Serif1" style:font-weight-asian="normal" style:font-name-complex="Liberation Serif1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1" fo:font-weight="normal" style:font-name-asian="Liberation Serif1" style:font-weight-asian="normal" style:font-name-complex="Liberation Serif1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ynamic Memory Allocation Problem</text:p>
      <text:p text:style-name="P2"/>
      <text:p text:style-name="P2"/>
      <text:p text:style-name="P2">For the solution of the Dynamic memory allocation problem, I have used the certain data structures to the ease the process of memory allocation and deallocation.</text:p>
      <text:p text:style-name="P2"/>
      <text:p text:style-name="P2">The following structures will be used in the program : </text:p>
      <text:p text:style-name="P2"/>
      <text:list xml:id="list700006535" text:style-name="L1">
        <text:list-item>
          <text:p text:style-name="P7">struct mem_space : <text:s/><text:span text:style-name="T1">This structure is assigned to each memory block whether used or free. It consists two variables and four pointers. </text:span></text:p>
          <text:p text:style-name="P10"/>
          <text:p text:style-name="P10">Two variables are:</text:p>
          <text:list>
            <text:list-item>
              <text:p text:style-name="P10">size<text:tab/><text:tab/>:<text:tab/> <text:s/>Size of the memory block</text:p>
            </text:list-item>
            <text:list-item>
              <text:p text:style-name="P10">used<text:tab/><text:tab/>:<text:tab/> <text:s/>It shows whether the block is allocated or free.</text:p>
            </text:list-item>
          </text:list>
        </text:list-item>
      </text:list>
      <text:p text:style-name="P2"><text:tab/></text:p>
      <text:p text:style-name="P2"><text:tab/>Pointers are : </text:p>
      <text:list xml:id="list2185469727" text:style-name="L2">
        <text:list-item>
          <text:p text:style-name="P11">prev<text:tab/><text:tab/> <text:s/>:<text:tab/> <text:s/>Points to the previous allocated block of memory</text:p>
        </text:list-item>
        <text:list-item>
          <text:p text:style-name="P11">next<text:tab/><text:tab/> <text:s/>: <text:tab/> <text:s/>Points to the next allocated block of memory</text:p>
        </text:list-item>
        <text:list-item>
          <text:p text:style-name="P11">prev1<text:tab/><text:tab/> <text:s/>:<text:tab/> <text:s/>Points to the previous free block of memory ( Not NULL <text:tab/><text:tab/><text:tab/> <text:s/>if this structure is of free memory block otherwise NULL) <text:s/></text:p>
        </text:list-item>
        <text:list-item>
          <text:p text:style-name="P11">next1<text:tab/><text:tab/> <text:s/>:<text:tab/> <text:s/>Points to the next free block of memory ( Not NULL <text:tab/><text:tab/><text:tab/> <text:s/><text:tab/> <text:s/>if this structure is of free memory block otherwise NULL)<text:tab/> <text:s/><text:tab/></text:p>
        </text:list-item>
      </text:list>
      <text:p text:style-name="P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Size</text:p>
          </table:table-cell>
          <table:table-cell table:style-name="Table2.A1" office:value-type="string">
            <text:p text:style-name="Table_20_Contents">Used</text:p>
          </table:table-cell>
          <table:table-cell table:style-name="Table2.A1" office:value-type="string">
            <text:p text:style-name="Table_20_Contents">Prev</text:p>
          </table:table-cell>
          <table:table-cell table:style-name="Table2.A1" office:value-type="string">
            <text:p text:style-name="Table_20_Contents">Next</text:p>
          </table:table-cell>
          <table:table-cell table:style-name="Table2.A1" office:value-type="string">
            <text:p text:style-name="Table_20_Contents">Prev1</text:p>
          </table:table-cell>
          <table:table-cell table:style-name="Table2.F1" office:value-type="string">
            <text:p text:style-name="Table_20_Contents">next1</text:p>
          </table:table-cell>
        </table:table-row>
      </table:table>
      <text:p text:style-name="P1"/>
      <text:p text:style-name="P2"/>
      <text:list xml:id="list902807774" text:style-name="L3">
        <text:list-item>
          <text:p text:style-name="P8">Memory pool (void *mp) : <text:span text:style-name="T1">This is an space which is initialized in the </text:span>MemInit()<text:span text:style-name="T1"> function which will be used as the memory pool of which the memory will be allocated and deallocated.</text:span></text:p>
        </text:list-item>
      </text:list>
      <text:p text:style-name="P2"/>
      <text:list xml:id="list2165355514" text:continue-numbering="true" text:style-name="L3">
        <text:list-item>
          <text:p text:style-name="P8">Hash Table : <text:span text:style-name="T1">This hash table is used to store the free block of memory according to a hash funtion based on its size. The hash function used in this algorithm is </text:span><text:span text:style-name="T4">greatest integer (log</text:span><text:span text:style-name="T5">2 </text:span><text:span text:style-name="T7">(size)) . Each entry of this Hash-Table points to list of free spaces. These free spaces have been added using the above mentioned hash-function. </text:span></text:p>
          <text:p text:style-name="P8"><text:span text:style-name="T7">Eg : A free space of size 16 to 31 . It will be mapped to position x = 4 in the Hash-Table. Hence we can refine our search to the space of 2</text:span><text:span text:style-name="T9">n </text:span><text:span text:style-name="T7">sizes. </text:span></text:p>
        </text:list-item>
      </text:list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2<text:span text:style-name="T8">0</text:span><text:span text:style-name="T6">-2</text:span><text:span text:style-name="T8">1</text:span></text:p>
          </table:table-cell>
          <table:table-cell table:style-name="Table1.A1" office:value-type="string">
            <text:p text:style-name="P6">2<text:span text:style-name="T8">1</text:span><text:span text:style-name="T6">-2</text:span><text:span text:style-name="T8">2</text:span></text:p>
          </table:table-cell>
          <table:table-cell table:style-name="Table1.A1" office:value-type="string">
            <text:p text:style-name="P6">2<text:span text:style-name="T8">2</text:span><text:span text:style-name="T6">-2</text:span><text:span text:style-name="T8">3</text:span></text:p>
          </table:table-cell>
          <table:table-cell table:style-name="Table1.A1" office:value-type="string">
            <text:p text:style-name="P6">2<text:span text:style-name="T8">3</text:span><text:span text:style-name="T6">-2</text:span><text:span text:style-name="T8">4</text:span></text:p>
          </table:table-cell>
          <table:table-cell table:style-name="Table1.A1" office:value-type="string">
            <text:p text:style-name="P6">…....</text:p>
          </table:table-cell>
          <table:table-cell table:style-name="Table1.F1" office:value-type="string">
            <text:p text:style-name="P6">2<text:span text:style-name="T8">n-1</text:span><text:span text:style-name="T6">-2</text:span><text:span text:style-name="T8">n</text:span></text:p>
          </table:table-cell>
        </table:table-row>
      </table:table>
      <text:p text:style-name="P3"><text:soft-page-break/></text:p>
      <text:p text:style-name="P3"/>
      <text:p text:style-name="P3"/>
      <text:p text:style-name="P3">Algorithm :</text:p>
      <text:p text:style-name="P2"/>
      <text:p text:style-name="P2">The basic approach for solving dynamic memory allocation problem is to form a list of free blocks and search through this list for the first free block of big enough size to the requested size. This is called the first-fit algorithm. I have implemented a hash-table data structure to optimize this algorithm.</text:p>
      <text:p text:style-name="P3"/>
      <text:p text:style-name="P3">void MemInit() : <text:span text:style-name="T1">Allocate a 160 KB of memory to the memory pool of which the memory block will be allocated and deallocated. It also initializes the hash-table with all entries pointing to NULL except the last entry pointing to a list containing one element of a free block of memory of size 160 KB.</text:span></text:p>
      <text:p text:style-name="P3"/>
      <text:p text:style-name="P4"><text:span text:style-name="T3">MyMalloc(int bytes) : </text:span><text:span text:style-name="T2">This function would allocate a block of memory to a request of memory of particular size. It looks at the particular entry in the hash table if it finds a block of memory of that size it allocates it or searches further down the list for a free block of larger size and allocates it. It also adds an entry in the hash table for the left-over free block which is (size – size_requested – sizeof(struct mem_space)). Whenever it finds a free block of memory it also assigns to it a </text:span><text:span text:style-name="T3">mem_space struct</text:span><text:span text:style-name="T2"> to store the information of that block. This function returns a pointer to the starting address <text:s/>of free memory block. <text:s text:c="2"/></text:span></text:p>
      <text:p text:style-name="P2"/>
      <text:p text:style-name="P4"><text:span text:style-name="T3">MyFree(void *p) : </text:span><text:span text:style-name="T2">This function would deallocate the allocated block of memory with a </text:span></text:p>
      <text:p text:style-name="P2">pointer p pointing to the starting address of the allocated memory. It checks in the <text:span text:style-name="T10">struct mem_space</text:span> assigned to the block and frees that block of memory. If that block of memory that is to be freed is beside a free block then these block are coalesced into one and an entry for the combined block is added to the hash-table according to the hash-function. </text:p>
      <text:p text:style-name="P2"/>
      <text:p text:style-name="P3">Order analysis :</text:p>
      <text:p text:style-name="P3"/>
      <text:p text:style-name="P2">In memory allocation, it would take O(1) ( amortized cost ) time.</text:p>
      <text:p text:style-name="P2">In memory deallocation, it takes O(1) ( amortized cost ) with some overhead in coalesc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ham </meta:initial-creator>
    <meta:creation-date>2012-11-02T19:05:16</meta:creation-date>
    <dc:date>2012-11-03T22:31:09</dc:date>
    <dc:creator>Shubham </dc:creator>
    <meta:editing-duration>PT2H45M38S</meta:editing-duration>
    <meta:editing-cycles>26</meta:editing-cycles>
    <meta:generator>LibreOffice/3.5$Linux_X86_64 LibreOffice_project/350m1$Build-2</meta:generator>
    <meta:document-statistic meta:table-count="2" meta:image-count="0" meta:object-count="0" meta:page-count="2" meta:paragraph-count="37" meta:word-count="636" meta:character-count="3496" meta:non-whitespace-character-count="2846"/>
  </office:meta>
</office:document-meta>
</file>